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2599" officeooo:paragraph-rsid="001925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name is Akshath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20:40:48.741000000</meta:creation-date>
    <dc:date>2024-07-18T20:44:40.990000000</dc:date>
    <meta:editing-duration>PT32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1" meta:word-count="4" meta:character-count="20" meta:non-whitespace-character-count="17"/>
  </office:meta>
</office:document-meta>
</file>